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1000005E2000002F32B6D43F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style:text-underline-style="none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Addressee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4" style:family="paragraph" style:parent-style-name="Standard">
      <style:text-properties fo:font-size="2pt" style:font-size-asian="1.75pt" style:font-size-complex="2pt"/>
    </style:style>
    <style:style style:name="P15" style:family="paragraph" style:parent-style-name="Standard">
      <style:text-properties style:use-window-font-color="true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fo:color="#ff3333" fo:font-size="10pt" style:font-size-asian="10pt" style:font-size-complex="10pt"/>
    </style:style>
    <style:style style:name="P1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1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2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23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4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5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6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7" style:family="paragraph" style:parent-style-name="Standard" style:list-style-name="L1">
      <style:text-properties fo:font-size="8pt" style:font-size-asian="8pt" style:font-size-complex="8pt"/>
    </style:style>
    <style:style style:name="P28" style:family="paragraph" style:parent-style-name="Standard" style:list-style-name="L2">
      <style:text-properties fo:font-size="8pt" style:font-size-asian="8pt" style:font-size-complex="8pt"/>
    </style:style>
    <style:style style:name="P29" style:family="paragraph" style:parent-style-name="Standard" style:list-style-name="L3">
      <style:text-properties fo:font-size="8pt" style:font-size-asian="8pt" style:font-size-complex="8pt"/>
    </style:style>
    <style:style style:name="P30" style:family="paragraph" style:parent-style-name="Standard" style:list-style-name="L4"/>
    <style:style style:name="T1" style:family="text">
      <style:text-properties fo:font-size="6pt" fo:font-style="italic" style:font-size-asian="6pt" style:font-style-asian="italic" style:font-size-complex="6pt" style:font-style-complex="italic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6">Fait à <text:user-defined style:data-style-name="N0" text:name="PV - Lieu">Paris</text:user-defined>, le <text:user-defined style:data-style-name="N76" text:name="Date Livraison">25 mai 2023</text:user-defined></text:p>
      <text:p text:style-name="P17"/>
      <text:p text:style-name="Standard"/>
      <text:p text:style-name="P22">Objet : <text:user-defined style:data-style-name="N0" text:name="Projet - Libellé">GDP OC-Pizza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1785601847775714429" text:style-name="L1">
              <text:list-item>
                <text:p text:style-name="P27">Application web</text:p>
              </text:list-item>
            </text:list>
          </table:table-cell>
          <table:table-cell table:style-name="Tableau1.A2" office:value-type="string">
            <text:p text:style-name="P7"><text:a xlink:type="simple" xlink:href="https://github.com/Gotha01/OCR-Project9" text:style-name="Internet_20_link" text:visited-style-name="Visited_20_Internet_20_Link"/></text:p>
            <text:p text:style-name="P7"><text:a xlink:type="simple" xlink:href="https://github.com/Gotha01/OCR-Project9" text:style-name="Internet_20_link" text:visited-style-name="Visited_20_Internet_20_Link"><text:span text:style-name="T2">https://github.com/Gotha01/OCR-Project9</text:span></text:a> </text:p>
          </table:table-cell>
          <table:table-cell table:style-name="Tableau1.A2" office:value-type="string">
            <text:p text:style-name="P4"/>
            <text:p text:style-name="P9">1.0.0</text:p>
          </table:table-cell>
        </table:table-row>
        <table:table-row>
          <table:table-cell table:style-name="Tableau1.A2" office:value-type="string">
            <text:p text:style-name="P3">Scripts SQL de création de la base de données :</text:p>
            <text:list xml:id="list5931847418815039363" text:style-name="L2">
              <text:list-item>
                <text:p text:style-name="P28">Script de création de la base de données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Gotha01/OCR-Project9/blob/main/Ressources/Scripts/sql_p9.sql" text:style-name="Internet_20_link" text:visited-style-name="Visited_20_Internet_20_Link"/></text:p>
            <text:p text:style-name="Table_20_Contents"><text:a xlink:type="simple" xlink:href="https://github.com/Gotha01/OCR-Project9/blob/main/Ressources/Scripts/sql_p9.sql" text:style-name="Internet_20_link" text:visited-style-name="Visited_20_Internet_20_Link"><text:span text:style-name="T2">sql_p9.sql</text:span></text:a></text:p>
          </table:table-cell>
          <table:table-cell table:style-name="Tableau1.A2" office:value-type="string">
            <text:p text:style-name="P4"/>
            <text:p text:style-name="P9">1.0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916889299786776879" text:style-name="L3">
              <text:list-item>
                <text:list>
                  <text:list-item>
                    <text:p text:style-name="P29">Dossier de conception technique</text:p>
                  </text:list-item>
                  <text:list-item>
                    <text:p text:style-name="P29">Dossier de conception fonctionnelle</text:p>
                  </text:list-item>
                  <text:list-item>
                    <text:p text:style-name="P29">Dossier d'exploitation</text:p>
                  </text:list-item>
                </text:list>
              </text:list-item>
            </text:list>
          </table:table-cell>
          <table:table-cell table:style-name="Tableau1.A2" office:value-type="string">
            <text:p text:style-name="P10"/>
            <text:p text:style-name="P8"><text:a xlink:type="simple" xlink:href="https://github.com/Gotha01/OCR-Project9/blob/main/Documents/Formats%20differents/OC%20Pizza%20-%20Dossier%20de%20conception%20technique.pdf" text:style-name="Internet_20_link" text:visited-style-name="Visited_20_Internet_20_Link">OC Pizza - Dossier de conception technique.pdf</text:a></text:p>
            <text:p text:style-name="P8"><text:a xlink:type="simple" xlink:href="https://github.com/Gotha01/OCR-Project9/blob/main/Documents/Formats%20differents/OC%20Pizza%20-%20Dossier%20de%20conception%20fonctionnelle.pdf" text:style-name="Internet_20_link" text:visited-style-name="Visited_20_Internet_20_Link">OC Pizza - Dossier de conception fonctionnelle.pdf</text:a></text:p>
            <text:p text:style-name="Table_20_Contents"><text:a xlink:type="simple" xlink:href="https://github.com/Gotha01/OCR-Project9/blob/main/Documents/Formats%20differents/OC%20Pizza%20-%20Dossier%20d_exploitation.pdf" text:style-name="Internet_20_link" text:visited-style-name="Visited_20_Internet_20_Link"><text:span text:style-name="T2">OC Pizza - Dossier d_exploitation.pdf</text:span></text:a></text:p>
            <text:p text:style-name="Table_20_Contents"/>
          </table:table-cell>
          <table:table-cell table:style-name="Tableau1.A2" office:value-type="string">
            <text:p text:style-name="P11"/>
            <text:p text:style-name="P9">1.0.0</text:p>
            <text:p text:style-name="P9">1.0.0</text:p>
            <text:p text:style-name="P9">1.0.0</text:p>
          </table:table-cell>
        </table:table-row>
      </table:table>
      <text:p text:style-name="P1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768675719324232855" text:style-name="L4">
              <text:list-item>
                <text:p text:style-name="P30">Le code source de l'application</text:p>
              </text:list-item>
              <text:list-item>
                <text:p text:style-name="P30">Support documentaires</text:p>
                <text:list>
                  <text:list-item>
                    <text:p text:style-name="P30">Dossier de conception technique</text:p>
                  </text:list-item>
                  <text:list-item>
                    <text:p text:style-name="P30">Dossier de conception fonctionnelle</text:p>
                  </text:list-item>
                  <text:list-item>
                    <text:p text:style-name="P30">Dossier d'exploitation</text:p>
                  </text:list-item>
                </text:list>
              </text:list-item>
              <text:list-item>
                <text:p text:style-name="P30">Les scripts :</text:p>
                <text:list>
                  <text:list-item>
                    <text:p text:style-name="P30">Création de la base de données</text:p>
                  </text:list-item>
                </text:list>
              </text:list-item>
            </text:list>
          </table:table-cell>
        </table:table-row>
      </table:table>
      <text:p text:style-name="P1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p text:style-name="Standard">Aucune anomalie non corrigée ou problème connu à la date de remise de l'application.</text:p>
          </table:table-cell>
        </table:table-row>
      </table:table>
      <text:p text:style-name="P1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 en suivant les instruction du dossier d'exploitation.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25/05/2023</text:user-defined></text:p>
      <text:p text:style-name="Table_20_Contents"/>
      <text:p text:style-name="P26">Date de la réception : ________________________</text:p>
      <text:p text:style-name="P5"/>
      <text:p text:style-name="P21">La réception est prononcée :</text:p>
      <text:p text:style-name="P25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4">Fait à <text:tab/><text:tab/><text:tab/>Pour <text:user-defined style:data-style-name="N0" text:name="Client">OC-Pizza</text:user-defined></text:p>
      <text:p text:style-name="P23">Le <text:tab/><text:tab/><text:tab/><text:span text:style-name="T1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text-properties fo:font-size="2pt" style:font-size-asian="1.75pt" style:font-size-complex="2pt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-Pizza</text:user-defined></text:p>
              <text:p text:style-name="Addressee">1 rue de la Bâtie<text:line-break/>07007 Alboussière</text:p>
            </table:table-cell>
            <table:table-cell table:style-name="Tableau3.A2" office:value-type="string">
              <text:p text:style-name="MP3"><draw:frame draw:style-name="Mfr1" draw:name="images2" text:anchor-type="paragraph" svg:x="2.819cm" svg:y="-1.826cm" svg:width="2.856cm" svg:height="1.376cm" draw:z-index="2"><draw:image xlink:href="Pictures/20000011000005E2000002F32B6D43F2.svm" xlink:type="simple" xlink:show="embed" xlink:actuate="onLoad"/></draw:frame><text:user-defined style:data-style-name="N0" text:name="Projet - Libellé">GDP OC-Pizza</text:user-defined></text:p>
              <text:p text:style-name="Addressee">Ref. Interne : <text:user-defined style:data-style-name="N0" text:name="Projet - Ref Int.">OCRP9000</text:user-defined></text:p>
              <text:p text:style-name="Addressee">Ref. Client : <text:user-defined style:data-style-name="N0" text:name="Projet - Ref Ext.">OCP01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1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<text:user-defined style:data-style-name="N0" text:name="Entreprise">IT Consulting &amp; Development</text:user-defined></text:p>
            </table:table-cell>
            <table:table-cell table:style-name="Tableau6.A1" office:value-type="string">
              <text:p text:style-name="MP6">1 rue Guido Van Rossum 10100110 Pyland – 06,06,06,06,06 – contact-dev@it-consulting.com</text:p>
            </table:table-cell>
          </table:table-row>
          <table:table-row table:style-name="Tableau6.2">
            <table:table-cell table:style-name="Tableau6.A1" office:value-type="string">
              <text:p text:style-name="MP7"><text:a xlink:type="simple" xlink:href="http://www.It-conulting.com/" text:style-name="Internet_20_link" text:visited-style-name="Visited_20_Internet_20_Link">www.It-conulting.com</text:a> </text:p>
            </table:table-cell>
            <table:table-cell table:style-name="Tableau6.A1" office:value-type="string">
              <text:p text:style-name="MP6">S.A.R.L. au capital de 1 000,00 € enregistrée au RCS de Xxxx – SIREN 999 999 999 – Code APE : 6202A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1DT9H8M6S</meta:editing-duration>
    <meta:editing-cycles>59</meta:editing-cycles>
    <meta:generator>OpenOffice/4.1.7$Win32 OpenOffice.org_project/417m1$Build-9800</meta:generator>
    <meta:initial-creator>Loïc GUIBERT</meta:initial-creator>
    <dc:date>2023-05-25T09:26:30.81</dc:date>
    <dc:subject>Livraison finale</dc:subject>
    <dc:title>Procés verbal de livraison</dc:title>
    <dc:creator>Quentin Faure</dc:creator>
    <meta:document-statistic meta:table-count="6" meta:image-count="1" meta:object-count="0" meta:page-count="2" meta:paragraph-count="55" meta:word-count="260" meta:character-count="1583"/>
    <meta:user-defined meta:name="Client">OC-Pizza</meta:user-defined>
    <meta:user-defined meta:name="Date Livraison" meta:value-type="date">2023-05-25</meta:user-defined>
    <meta:user-defined meta:name="Entreprise">IT Consulting &amp; Development</meta:user-defined>
    <meta:user-defined meta:name="PV - Lieu">Paris</meta:user-defined>
    <meta:user-defined meta:name="Projet - Libellé" meta:value-type="string">GDP OC-Pizza</meta:user-defined>
    <meta:user-defined meta:name="Projet - Ref Ext." meta:value-type="string">OCP01</meta:user-defined>
    <meta:user-defined meta:name="Projet - Ref Int." meta:value-type="string">OCRP9000</meta:user-defined>
    <meta:template xlink:type="simple" xlink:actuate="onRequest" xlink:title="openrun-pv-livraison" xlink:href="../../../../../gestion/modeles/openrun-pv-livraison.ott" meta:date="2014-04-01T09:11:41"/>
  </office:meta>
</office:document-meta>
</file>